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Address3</text:p>
          </table:table-cell>
          <table:table-cell office:value-type="string">
            <text:p>Address4</text:p>
          </table:table-cell>
          <table:table-cell office:value-type="string">
            <text:p>Postcode</text:p>
          </table:table-cell>
          <table:table-cell table:number-columns-repeated="249"/>
        </table:table-row>
        <table:table-row table:style-name="ro1">
          <table:table-cell office:value-type="string">
            <text:p>Laurence</text:p>
          </table:table-cell>
          <table:table-cell office:value-type="string">
            <text:p>Aitchison</text:p>
          </table:table-cell>
          <table:table-cell office:value-type="string">
            <text:p>Emmanuel College</text:p>
          </table:table-cell>
          <table:table-cell office:value-type="string">
            <text:p>St. Andrew's Street</text:p>
          </table:table-cell>
          <table:table-cell office:value-type="string">
            <text:p>Cambridge</text:p>
          </table:table-cell>
          <table:table-cell/>
          <table:table-cell office:value-type="string">
            <text:p>CB2 3AP</text:p>
          </table:table-cell>
          <table:table-cell table:number-columns-repeated="249"/>
        </table:table-row>
        <table:table-row table:style-name="ro1">
          <table:table-cell office:value-type="string">
            <text:p>Sheeren</text:p>
          </table:table-cell>
          <table:table-cell office:value-type="string">
            <text:p>Akhtar</text:p>
          </table:table-cell>
          <table:table-cell office:value-type="string">
            <text:p>Trinity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Q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Alsio</text:p>
          </table:table-cell>
          <table:table-cell office:value-type="string">
            <text:p>Department of Biochemistry</text:p>
          </table:table-cell>
          <table:table-cell office:value-type="string">
            <text:p>Building O</text:p>
          </table:table-cell>
          <table:table-cell office:value-type="string">
            <text:p>Downing Site</text:p>
          </table:table-cell>
          <table:table-cell office:value-type="string">
            <text:p>Cambridge</text:p>
          </table:table-cell>
          <table:table-cell office:value-type="string">
            <text:p>CB2 1QW</text:p>
          </table:table-cell>
          <table:table-cell table:number-columns-repeated="249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rown</text:p>
          </table:table-cell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 office:value-type="string">
            <text:p>Cambridge</text:p>
          </table:table-cell>
          <table:table-cell/>
          <table:table-cell office:value-type="string">
            <text:p>CB3 9DF</text:p>
          </table:table-cell>
          <table:table-cell table:number-columns-repeated="249"/>
        </table:table-row>
        <table:table-row table:style-name="ro1">
          <table:table-cell office:value-type="string">
            <text:p>Tom</text:p>
          </table:table-cell>
          <table:table-cell office:value-type="string">
            <text:p>Cowton</text:p>
          </table:table-cell>
          <table:table-cell office:value-type="string">
            <text:p>Fitzwilliam College</text:p>
          </table:table-cell>
          <table:table-cell office:value-type="string">
            <text:p>Huntingdon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0DG</text:p>
          </table:table-cell>
          <table:table-cell table:number-columns-repeated="249"/>
        </table:table-row>
        <table:table-row table:style-name="ro1">
          <table:table-cell office:value-type="string">
            <text:p>Bella</text:p>
          </table:table-cell>
          <table:table-cell office:value-type="string">
            <text:p>Dimova</text:p>
          </table:table-cell>
          <table:table-cell office:value-type="string">
            <text:p>New Hall</text:p>
          </table:table-cell>
          <table:table-cell office:value-type="string">
            <text:p>Huntingdon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0DF</text:p>
          </table:table-cell>
          <table:table-cell table:number-columns-repeated="249"/>
        </table:table-row>
        <table:table-row table:style-name="ro1">
          <table:table-cell office:value-type="string">
            <text:p>Anna</text:p>
          </table:table-cell>
          <table:table-cell office:value-type="string">
            <text:p>Franz</text:p>
          </table:table-cell>
          <table:table-cell office:value-type="string">
            <text:p>142 St. Matthew's Gardens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PT</text:p>
          </table:table-cell>
          <table:table-cell table:number-columns-repeated="249"/>
        </table:table-row>
        <table:table-row table:style-name="ro1">
          <table:table-cell office:value-type="string">
            <text:p>Cecelie</text:p>
          </table:table-cell>
          <table:table-cell office:value-type="string">
            <text:p>Hector</text:p>
          </table:table-cell>
          <table:table-cell office:value-type="string">
            <text:p>3 Kings Hedges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QF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string">
            <text:p>Hyde</text:p>
          </table:table-cell>
          <table:table-cell office:value-type="string">
            <text:p>Engineering Department</text:p>
          </table:table-cell>
          <table:table-cell office:value-type="string">
            <text:p>Trumpington Street</text:p>
          </table:table-cell>
          <table:table-cell office:value-type="string">
            <text:p>Cambridge</text:p>
          </table:table-cell>
          <table:table-cell/>
          <table:table-cell office:value-type="string">
            <text:p>CB2 1PZ</text:p>
          </table:table-cell>
          <table:table-cell table:number-columns-repeated="249"/>
        </table:table-row>
        <table:table-row table:style-name="ro1">
          <table:table-cell office:value-type="string">
            <text:p>Alex</text:p>
          </table:table-cell>
          <table:table-cell office:value-type="string">
            <text:p>Hyatt</text:p>
          </table:table-cell>
          <table:table-cell office:value-type="string">
            <text:p>Fitzwilliam College</text:p>
          </table:table-cell>
          <table:table-cell office:value-type="string">
            <text:p>Huntingdon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0DF</text:p>
          </table:table-cell>
          <table:table-cell table:number-columns-repeated="249"/>
        </table:table-row>
        <table:table-row table:style-name="ro1">
          <table:table-cell office:value-type="string">
            <text:p>Konstantina</text:p>
          </table:table-cell>
          <table:table-cell office:value-type="string">
            <text:p>Karagavriilidou</text:p>
          </table:table-cell>
          <table:table-cell office:value-type="string">
            <text:p>Wolfson College</text:p>
          </table:table-cell>
          <table:table-cell office:value-type="string">
            <text:p>Barton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9BB</text:p>
          </table:table-cell>
          <table:table-cell table:number-columns-repeated="249"/>
        </table:table-row>
        <table:table-row table:style-name="ro1">
          <table:table-cell office:value-type="string">
            <text:p>Nadia</text:p>
          </table:table-cell>
          <table:table-cell office:value-type="string">
            <text:p>Kevlin</text:p>
          </table:table-cell>
          <table:table-cell office:value-type="string">
            <text:p>King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ST</text:p>
          </table:table-cell>
          <table:table-cell table:number-columns-repeated="249"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Ko</text:p>
          </table:table-cell>
          <table:table-cell office:value-type="string">
            <text:p>Clare College</text:p>
          </table:table-cell>
          <table:table-cell office:value-type="string">
            <text:p>Trinity Lane</text:p>
          </table:table-cell>
          <table:table-cell office:value-type="string">
            <text:p>Cambridge</text:p>
          </table:table-cell>
          <table:table-cell/>
          <table:table-cell office:value-type="string">
            <text:p>CB2 1TL</text:p>
          </table:table-cell>
          <table:table-cell table:number-columns-repeated="249"/>
        </table:table-row>
        <table:table-row table:style-name="ro2">
          <table:table-cell office:value-type="string">
            <text:p>Shane</text:p>
          </table:table-cell>
          <table:table-cell office:value-type="string">
            <text:p>Latchman</text:p>
          </table:table-cell>
          <table:table-cell office:value-type="string">
            <text:p>Centre for Mathematical Sciences</text:p>
          </table:table-cell>
          <table:table-cell office:value-type="string">
            <text:p>Wilberforce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0WA</text:p>
          </table:table-cell>
          <table:table-cell table:number-columns-repeated="249"/>
        </table:table-row>
        <table:table-row table:style-name="ro2">
          <table:table-cell office:value-type="string">
            <text:p>Eamon</text:p>
          </table:table-cell>
          <table:table-cell office:value-type="string">
            <text:p>Robinson</text:p>
          </table:table-cell>
          <table:table-cell office:value-type="string">
            <text:p>Emmanuel College</text:p>
          </table:table-cell>
          <table:table-cell office:value-type="string">
            <text:p>St. Andrew's Street</text:p>
          </table:table-cell>
          <table:table-cell office:value-type="string">
            <text:p>Cambridge</text:p>
          </table:table-cell>
          <table:table-cell/>
          <table:table-cell office:value-type="string">
            <text:p>CB2 3AP</text:p>
          </table:table-cell>
          <table:table-cell table:number-columns-repeated="249"/>
        </table:table-row>
        <table:table-row table:style-name="ro1">
          <table:table-cell office:value-type="string">
            <text:p>Vanessa</text:p>
          </table:table-cell>
          <table:table-cell office:value-type="string">
            <text:p>Robinson</text:p>
          </table:table-cell>
          <table:table-cell office:value-type="string">
            <text:p>St. Catherine's College</text:p>
          </table:table-cell>
          <table:table-cell office:value-type="string">
            <text:p>Trumpington Street</text:p>
          </table:table-cell>
          <table:table-cell office:value-type="string">
            <text:p>Cambridge</text:p>
          </table:table-cell>
          <table:table-cell/>
          <table:table-cell office:value-type="string">
            <text:p>CB2 1RL</text:p>
          </table:table-cell>
          <table:table-cell table:number-columns-repeated="249"/>
        </table:table-row>
        <table:table-row table:style-name="ro2">
          <table:table-cell office:value-type="string">
            <text:p>Jo</text:p>
          </table:table-cell>
          <table:table-cell office:value-type="string">
            <text:p>Robinson</text:p>
          </table:table-cell>
          <table:table-cell office:value-type="string">
            <text:p>17 Humphries Way</text:p>
          </table:table-cell>
          <table:table-cell office:value-type="string">
            <text:p>Milton</text:p>
          </table:table-cell>
          <table:table-cell office:value-type="string">
            <text:p>Cambridge</text:p>
          </table:table-cell>
          <table:table-cell/>
          <table:table-cell office:value-type="string">
            <text:p>CB24 6DL</text:p>
          </table:table-cell>
          <table:table-cell table:number-columns-repeated="249"/>
        </table:table-row>
        <table:table-row table:style-name="ro1">
          <table:table-cell office:value-type="string">
            <text:p>Ben</text:p>
          </table:table-cell>
          <table:table-cell office:value-type="string">
            <text:p>Rudiak Gould</text:p>
          </table:table-cell>
          <table:table-cell office:value-type="string">
            <text:p>Computer Laboratory</text:p>
          </table:table-cell>
          <table:table-cell office:value-type="string">
            <text:p>15 JJ Thomson Avenue</text:p>
          </table:table-cell>
          <table:table-cell office:value-type="string">
            <text:p>Cambridge</text:p>
          </table:table-cell>
          <table:table-cell/>
          <table:table-cell office:value-type="string">
            <text:p>CB3 0FD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Stirrups</text:p>
          </table:table-cell>
          <table:table-cell office:value-type="string">
            <text:p>Selwyn College</text:p>
          </table:table-cell>
          <table:table-cell office:value-type="string">
            <text:p>Grange Road</text:p>
          </table:table-cell>
          <table:table-cell office:value-type="string">
            <text:p>Newnham</text:p>
          </table:table-cell>
          <table:table-cell office:value-type="string">
            <text:p>Cambridge</text:p>
          </table:table-cell>
          <table:table-cell office:value-type="string">
            <text:p>CB3 9DQ</text:p>
          </table:table-cell>
          <table:table-cell table:number-columns-repeated="249"/>
        </table:table-row>
        <table:table-row table:style-name="ro1">
          <table:table-cell office:value-type="string">
            <text:p>Matthew</text:p>
          </table:table-cell>
          <table:table-cell office:value-type="string">
            <text:p>Wallen</text:p>
          </table:table-cell>
          <table:table-cell office:value-type="string">
            <text:p>King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ST</text:p>
          </table:table-cell>
          <table:table-cell table:number-columns-repeated="249"/>
        </table:table-row>
        <table:table-row table:style-name="ro1">
          <table:table-cell office:value-type="string">
            <text:p>Vasilios</text:p>
          </table:table-cell>
          <table:table-cell office:value-type="string">
            <text:p>Tsiopanas</text:p>
          </table:table-cell>
          <table:table-cell office:value-type="string">
            <text:p>Wolfson College</text:p>
          </table:table-cell>
          <table:table-cell office:value-type="string">
            <text:p>Barton Road</text:p>
          </table:table-cell>
          <table:table-cell office:value-type="string">
            <text:p>Cambridge</text:p>
          </table:table-cell>
          <table:table-cell/>
          <table:table-cell office:value-type="string">
            <text:p>CB3 9BB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Hatchett</text:p>
          </table:table-cell>
          <table:table-cell office:value-type="string">
            <text:p>Clare College</text:p>
          </table:table-cell>
          <table:table-cell office:value-type="string">
            <text:p>Trinity Lane</text:p>
          </table:table-cell>
          <table:table-cell office:value-type="string">
            <text:p>Cambridge</text:p>
          </table:table-cell>
          <table:table-cell/>
          <table:table-cell office:value-type="string">
            <text:p>CB2 1TL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14/02/2008</text:date>, <text:time>21:5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ohn Billings</meta:initial-creator>
    <meta:creation-date>2007-01-18T21:45:22</meta:creation-date>
    <dc:creator>John Billings</dc:creator>
    <dc:date>2008-02-14T21:51:00</dc:date>
    <meta:editing-cycles>3</meta:editing-cycles>
    <meta:editing-duration>P1DT15H16M18S</meta:editing-duration>
    <meta:user-defined meta:name="Info 1"/>
    <meta:user-defined meta:name="Info 2"/>
    <meta:user-defined meta:name="Info 3"/>
    <meta:user-defined meta:name="Info 4"/>
    <meta:document-statistic meta:table-count="3" meta:cell-count="136"/>
  </office:meta>
</office:document-meta>
</file>